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style:font-name="Times New Roman" fo:font-size="14pt" style:font-size-asian="14pt" style:font-size-complex="14pt"/>
    </style:style>
    <style:style style:name="T1" style:family="text">
      <style:text-properties loext:padding="0.049cm" loext:border="0.06pt solid #d9d9e3"/>
    </style:style>
    <style:style style:name="T2" style:family="text">
      <style:text-properties style:font-name="Times New Roman"/>
    </style:style>
    <style:style style:name="T3" style:family="text">
      <style:text-properties style:font-name="Times New Roman" loext:padding="0.049cm" loext:border="0.06pt solid #d9d9e3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size-complex="14pt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62193067" text:style-name="L1">
        <text:list-item>
          <text:p text:style-name="P3"><text:span text:style-name="Strong_20_Emphasis"><text:span text:style-name="T5">DOCTYPE и Определение Языка</text:span></text:span></text:p>
          <text:list>
            <text:list-item>
              <text:p text:style-name="P2"><text:span text:style-name="T4">Объявление типа документа: </text:span><text:span text:style-name="Source_20_Text"><text:span text:style-name="T5">&lt;!DOCTYPE html&gt;</text:span></text:span><text:span text:style-name="T4">.</text:span></text:p>
            </text:list-item>
            <text:list-item>
              <text:p text:style-name="P2"><text:span text:style-name="T4">Определение языка страницы: </text:span><text:span text:style-name="Source_20_Text"><text:span text:style-name="T5">&lt;html lang="en"&gt;</text:span></text:span><text:span text:style-name="T4">.</text:span></text:p>
            </text:list-item>
          </text:list>
        </text:list-item>
        <text:list-item>
          <text:p text:style-name="P3"><text:span text:style-name="Strong_20_Emphasis"><text:span text:style-name="T5">Структура Документа с ПАРНЫМИ Тегами</text:span></text:span></text:p>
          <text:list>
            <text:list-item>
              <text:p text:style-name="P2"><text:span text:style-name="Source_20_Text"><text:span text:style-name="T5">&lt;html&gt;</text:span></text:span><text:span text:style-name="T4">, </text:span><text:span text:style-name="Source_20_Text"><text:span text:style-name="T5">&lt;head&gt;</text:span></text:span><text:span text:style-name="T4">, </text:span><text:span text:style-name="Source_20_Text"><text:span text:style-name="T5">&lt;body&gt;</text:span></text:span><text:span text:style-name="T4">: Явная структура документа.</text:span></text:p>
            </text:list-item>
          </text:list>
        </text:list-item>
        <text:list-item>
          <text:p text:style-name="P3"><text:span text:style-name="Strong_20_Emphasis"><text:span text:style-name="T5">Кодировка и Метатеги</text:span></text:span></text:p>
          <text:list>
            <text:list-item>
              <text:p text:style-name="P2"><text:span text:style-name="Source_20_Text"><text:span text:style-name="T5">&lt;meta charset="utf-8"&gt;</text:span></text:span><text:span text:style-name="T4">: Задание кодировки страницы.</text:span></text:p>
            </text:list-item>
            <text:list-item>
              <text:p text:style-name="P2"><text:span text:style-name="Source_20_Text"><text:span text:style-name="T5">&lt;meta name="keywords" content="вёрстка, HTML, CSS, обучение"&gt;</text:span></text:span><text:span text:style-name="T4">: Ключевые слова для поисковых машин.</text:span></text:p>
            </text:list-item>
            <text:list-item>
              <text:p text:style-name="P2"><text:span text:style-name="Source_20_Text"><text:span text:style-name="T5">&lt;meta name="description" content="Мой первый сайт"&gt;</text:span></text:span><text:span text:style-name="T4">: Описание страницы.</text:span></text:p>
            </text:list-item>
          </text:list>
        </text:list-item>
        <text:list-item>
          <text:p text:style-name="P3"><text:span text:style-name="Strong_20_Emphasis"><text:span text:style-name="T5">Заголовок Страницы</text:span></text:span></text:p>
          <text:list>
            <text:list-item>
              <text:p text:style-name="P2"><text:span text:style-name="Source_20_Text"><text:span text:style-name="T5">&lt;title&gt;</text:span></text:span><text:span text:style-name="T4">: Добавление заголовка страницы.</text:span></text:p>
            </text:list-item>
          </text:list>
        </text:list-item>
        <text:list-item>
          <text:p text:style-name="P3"><text:span text:style-name="Strong_20_Emphasis"><text:span text:style-name="T5">Разделение на Заголовок, Основное Содержание и Подвал</text:span></text:span></text:p>
          <text:list>
            <text:list-item>
              <text:p text:style-name="P2"><text:span text:style-name="Source_20_Text"><text:span text:style-name="T5">&lt;header&gt;</text:span></text:span><text:span text:style-name="T4">, </text:span><text:span text:style-name="Source_20_Text"><text:span text:style-name="T5">&lt;main&gt;</text:span></text:span><text:span text:style-name="T4">, </text:span><text:span text:style-name="Source_20_Text"><text:span text:style-name="T5">&lt;footer&gt;</text:span></text:span><text:span text:style-name="T4">: Создание основных секций страницы.</text:span></text:p>
            </text:list-item>
          </text:list>
        </text:list-item>
        <text:list-item>
          <text:p text:style-name="P3"><text:span text:style-name="Strong_20_Emphasis"><text:span text:style-name="T5">Создание Заголовка </text:span></text:span><text:span text:style-name="Strong_20_Emphasis"><text:span text:style-name="Source_20_Text"><text:span text:style-name="T5">&lt;h1&gt;</text:span></text:span></text:span><text:span text:style-name="Strong_20_Emphasis"><text:span text:style-name="T5"> в </text:span></text:span><text:span text:style-name="Strong_20_Emphasis"><text:span text:style-name="Source_20_Text"><text:span text:style-name="T5">&lt;header&gt;</text:span></text:span></text:span></text:p>
          <text:list>
            <text:list-item>
              <text:p text:style-name="P2"><text:span text:style-name="T4">Заголовок первого уровня с контентом из тега </text:span><text:span text:style-name="Source_20_Text"><text:span text:style-name="T5">&lt;title&gt;</text:span></text:span><text:span text:style-name="T4">.</text:span></text:p>
            </text:list-item>
          </text:list>
        </text:list-item>
        <text:list-item>
          <text:p text:style-name="P3"><text:span text:style-name="Strong_20_Emphasis"><text:span text:style-name="T5">Семантический Узел Навигации </text:span></text:span><text:span text:style-name="Strong_20_Emphasis"><text:span text:style-name="Source_20_Text"><text:span text:style-name="T5">&lt;nav&gt;</text:span></text:span></text:span></text:p>
          <text:list>
            <text:list-item>
              <text:p text:style-name="P4">Создание навигационного элемента.</text:p>
            </text:list-item>
          </text:list>
        </text:list-item>
        <text:list-item>
          <text:p text:style-name="P3"><text:span text:style-name="Strong_20_Emphasis"><text:span text:style-name="T5">Создание Навигационных Ссылок в </text:span></text:span><text:span text:style-name="Strong_20_Emphasis"><text:span text:style-name="Source_20_Text"><text:span text:style-name="T5">&lt;nav&gt;</text:span></text:span></text:span></text:p>
          <text:list>
            <text:list-item>
              <text:p text:style-name="P2"><text:span text:style-name="Source_20_Text"><text:span text:style-name="T5">&lt;ul&gt;</text:span></text:span><text:span text:style-name="T4"> и </text:span><text:span text:style-name="Source_20_Text"><text:span text:style-name="T5">&lt;li&gt;</text:span></text:span><text:span text:style-name="T4">: Создание списка ссылок.</text:span></text:p>
            </text:list-item>
            <text:list-item>
              <text:p text:style-name="P2"><text:span text:style-name="Source_20_Text"><text:span text:style-name="T5">&lt;a href="#"&gt;</text:span></text:span><text:span text:style-name="T4">: Добавление ссылок внутри списка.</text:span></text:p>
            </text:list-item>
          </text:list>
        </text:list-item>
        <text:list-item>
          <text:p text:style-name="P3"><text:span text:style-name="Strong_20_Emphasis"><text:span text:style-name="T5">Добавление Изображения с </text:span></text:span><text:span text:style-name="Strong_20_Emphasis"><text:span text:style-name="Source_20_Text"><text:span text:style-name="T5">&lt;img&gt;</text:span></text:span></text:span><text:span text:style-name="Strong_20_Emphasis"><text:span text:style-name="T5"> в </text:span></text:span><text:span text:style-name="Strong_20_Emphasis"><text:span text:style-name="Source_20_Text"><text:span text:style-name="T5">&lt;nav&gt;</text:span></text:span></text:span></text:p>
          <text:list>
            <text:list-item>
              <text:p text:style-name="P2"><text:span text:style-name="Source_20_Text"><text:span text:style-name="T5">&lt;img src="button.png" alt="Кнопка мечты" width="200" height="50"&gt;</text:span></text:span><text:span text:style-name="T4">: Вставка изображения.</text:span></text:p>
            </text:list-item>
          </text:list>
        </text:list-item>
        <text:list-item>
          <text:p text:style-name="P3"><text:span text:style-name="Strong_20_Emphasis"><text:span text:style-name="T5">Создание Секций и Добавление Контента</text:span></text:span></text:p>
          <text:list>
            <text:list-item>
              <text:p text:style-name="P2"><text:span text:style-name="Source_20_Text"><text:span text:style-name="T5">&lt;section&gt;</text:span></text:span><text:span text:style-name="T4">, </text:span><text:span text:style-name="Source_20_Text"><text:span text:style-name="T5">&lt;h2&gt;</text:span></text:span><text:span text:style-name="T4">, </text:span><text:span text:style-name="Source_20_Text"><text:span text:style-name="T5">&lt;p&gt;</text:span></text:span><text:span text:style-name="T4">: Создание секций и добавление текстового контента.</text:span></text:p>
            </text:list-item>
          </text:list>
        </text:list-item>
        <text:list-item>
          <text:p text:style-name="P3"><text:soft-page-break/><text:span text:style-name="Strong_20_Emphasis"><text:span text:style-name="T5">Определение Навыков с Отсортированным Списком</text:span></text:span></text:p>
          <text:list>
            <text:list-item>
              <text:p text:style-name="P2"><text:span text:style-name="Source_20_Text"><text:span text:style-name="T5">&lt;ol start="5" type="a"&gt;</text:span></text:span><text:span text:style-name="T4">: Создание упорядоченного списка с определенным начальным значением и типом.</text:span></text:p>
            </text:list-item>
          </text:list>
        </text:list-item>
        <text:list-item>
          <text:p text:style-name="P3"><text:span text:style-name="Strong_20_Emphasis"><text:span text:style-name="T5">Работа с Подвалом </text:span></text:span><text:span text:style-name="Strong_20_Emphasis"><text:span text:style-name="Source_20_Text"><text:span text:style-name="T5">&lt;footer&gt;</text:span></text:span></text:span></text:p>
          <text:list>
            <text:list-item>
              <text:p text:style-name="P2"><text:span text:style-name="Source_20_Text"><text:span text:style-name="T5">&lt;p&gt;&amp;#0169; Завьялов Н.С&lt;/p&gt;</text:span></text:span><text:span text:style-name="T4">: Вставка фамилии и инициалов с использованием ASCII-символа.</text:span></text:p>
            </text:list-item>
          </text:list>
        </text:list-item>
        <text:list-item>
          <text:p text:style-name="P3"><text:span text:style-name="Strong_20_Emphasis"><text:span text:style-name="T5">Использование Тегов </text:span></text:span><text:span text:style-name="Strong_20_Emphasis"><text:span text:style-name="Source_20_Text"><text:span text:style-name="T5">&lt;q&gt;</text:span></text:span></text:span><text:span text:style-name="Strong_20_Emphasis"><text:span text:style-name="T5">, </text:span></text:span><text:span text:style-name="Strong_20_Emphasis"><text:span text:style-name="Source_20_Text"><text:span text:style-name="T5">&lt;cite&gt;</text:span></text:span></text:span><text:span text:style-name="Strong_20_Emphasis"><text:span text:style-name="T5">, </text:span></text:span><text:span text:style-name="Strong_20_Emphasis"><text:span text:style-name="Source_20_Text"><text:span text:style-name="T5">&lt;blockquote&gt;</text:span></text:span></text:span></text:p>
          <text:list>
            <text:list-item>
              <text:p text:style-name="P2"><text:span text:style-name="Source_20_Text"><text:span text:style-name="T5">&lt;q&gt;</text:span></text:span><text:span text:style-name="T4">: Выделение цитат внутри предложения.</text:span></text:p>
            </text:list-item>
            <text:list-item>
              <text:p text:style-name="P2"><text:span text:style-name="Source_20_Text"><text:span text:style-name="T5">&lt;cite&gt;</text:span></text:span><text:span text:style-name="T4">: Дополнительная информация о цитате.</text:span></text:p>
            </text:list-item>
            <text:list-item>
              <text:p text:style-name="P2"><text:span text:style-name="Source_20_Text"><text:span text:style-name="T5">&lt;blockquote&gt;</text:span></text:span><text:span text:style-name="T4">: Выделение длинных цитат.</text:span></text:p>
            </text:list-item>
          </text:list>
        </text:list-item>
        <text:list-item>
          <text:p text:style-name="P3"><text:span text:style-name="Strong_20_Emphasis"><text:span text:style-name="T5">Выделение Кода с </text:span></text:span><text:span text:style-name="Strong_20_Emphasis"><text:span text:style-name="Source_20_Text"><text:span text:style-name="T5">&lt;code&gt;</text:span></text:span></text:span><text:span text:style-name="Strong_20_Emphasis"><text:span text:style-name="T5"> и </text:span></text:span><text:span text:style-name="Strong_20_Emphasis"><text:span text:style-name="Source_20_Text"><text:span text:style-name="T5">&lt;pre&gt;</text:span></text:span></text:span></text:p>
          <text:list>
            <text:list-item>
              <text:p text:style-name="P2"><text:span text:style-name="Source_20_Text"><text:span text:style-name="T5">&lt;code&gt;</text:span></text:span><text:span text:style-name="T4">: Выделение фрагмента кода.</text:span></text:p>
            </text:list-item>
            <text:list-item>
              <text:p text:style-name="P2"><text:span text:style-name="Source_20_Text"><text:span text:style-name="T5">&lt;pre&gt;</text:span></text:span><text:span text:style-name="T4">: Предварительно отформатированный текст для сохранения форматирования.</text:span></text:p>
            </text:list-item>
          </text:list>
        </text:list-item>
        <text:list-item>
          <text:p text:style-name="P3"><text:span text:style-name="Strong_20_Emphasis"><text:span text:style-name="T5">Вставка мнемоник и акцентов</text:span></text:span></text:p>
          <text:list>
            <text:list-item>
              <text:p text:style-name="P2"><text:span text:style-name="T4">Использование мнемоник для специальных символов (</text:span><text:span text:style-name="Source_20_Text"><text:span text:style-name="T5">&amp;lt;</text:span></text:span><text:span text:style-name="T4">, </text:span><text:span text:style-name="Source_20_Text"><text:span text:style-name="T5">&amp;gt;</text:span></text:span><text:span text:style-name="T4">) в тексте.</text:span></text:p>
            </text:list-item>
            <text:list-item>
              <text:p text:style-name="P2"><text:span text:style-name="Source_20_Text"><text:span text:style-name="T5">&lt;del&gt;</text:span></text:span><text:span text:style-name="T4"> и </text:span><text:span text:style-name="Source_20_Text"><text:span text:style-name="T5">&lt;ins&gt;</text:span></text:span><text:span text:style-name="T4">: Обозначение потери и приобретения навыков.</text:span></text:p>
            </text:list-item>
            <text:list-item>
              <text:p text:style-name="P2"><text:span text:style-name="Source_20_Text"><text:span text:style-name="T5">&lt;time datetime="2023-11-15T12:00"&gt;декабре 2023 года&lt;/time&gt;</text:span></text:span><text:span text:style-name="T4">: Вставка времени.</text:span></text:p>
            </text:list-item>
          </text:list>
        </text:list-item>
        <text:list-item>
          <text:p text:style-name="P3"><text:span text:style-name="Strong_20_Emphasis"><text:span text:style-name="T5">Создание Связки Контента с </text:span></text:span><text:span text:style-name="Strong_20_Emphasis"><text:span text:style-name="Source_20_Text"><text:span text:style-name="T5">&lt;div&gt;</text:span></text:span></text:span><text:span text:style-name="Strong_20_Emphasis"><text:span text:style-name="T5"> и </text:span></text:span><text:span text:style-name="Strong_20_Emphasis"><text:span text:style-name="Source_20_Text"><text:span text:style-name="T5">&lt;span&gt;</text:span></text:span></text:span></text:p>
          <text:list>
            <text:list-item>
              <text:p text:style-name="P2"><text:span text:style-name="Source_20_Text"><text:span text:style-name="T5">&lt;div&gt;</text:span></text:span><text:span text:style-name="T4">: Создание блочного контейнера.</text:span></text:p>
            </text:list-item>
            <text:list-item>
              <text:p text:style-name="P2"><text:span text:style-name="Source_20_Text"><text:span text:style-name="T5">&lt;span&gt;</text:span></text:span><text:span text:style-name="T4">: Создание строчного контейнера.</text:span></text:p>
            </text:list-item>
          </text:list>
        </text:list-item>
        <text:list-item>
          <text:p text:style-name="P3"><text:span text:style-name="Strong_20_Emphasis"><text:span text:style-name="T5">Тег </text:span></text:span><text:span text:style-name="Strong_20_Emphasis"><text:span text:style-name="Source_20_Text"><text:span text:style-name="T5">&lt;pre&gt;</text:span></text:span></text:span><text:span text:style-name="Strong_20_Emphasis"><text:span text:style-name="T5"> для Сохранения Отступов и Переносов Строк</text:span></text:span></text:p>
          <text:list>
            <text:list-item>
              <text:p text:style-name="P3"><text:span text:style-name="Source_20_Text"><text:span text:style-name="T5">&lt;pre&gt;</text:span></text:span><text:span text:style-name="T4">: Предварительно отформатированный текст с сохранением отступов и переносов строк.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4:37:36.395000000</meta:creation-date>
    <dc:date>2023-11-16T14:39:13.992000000</dc:date>
    <meta:editing-duration>PT1M37S</meta:editing-duration>
    <meta:editing-cycles>1</meta:editing-cycles>
    <meta:document-statistic meta:table-count="0" meta:image-count="0" meta:object-count="0" meta:page-count="2" meta:paragraph-count="44" meta:word-count="307" meta:character-count="2235" meta:non-whitespace-character-count="2016"/>
    <meta:generator>LibreOffice/7.5.3.2$Windows_X86_64 LibreOffice_project/9f56dff12ba03b9acd7730a5a481eea045e468f3</meta:generator>
  </office:meta>
</office:document-meta>
</file>